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H 03 F 1234</text:p>
          </table:table-cell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K 01 D 4534</text:p>
          </table:table-cell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 55 G 8237</text:p>
          </table:table-cell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N 01 A 3424</text:p>
          </table:table-cell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H 04 T 4234</text:p>
          </table:table-cell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 07 F 7279</text:p>
          </table:table-cell>
        </table:table-row>
        <table:table-row table:style-name="ro1">
          <table:table-cell/>
          <table:table-cell office:value-type="string" calcext:value-type="string">
            <text:p>Marut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N 04 E 2809</text:p>
          </table:table-cell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N 67 Y 8389</text:p>
          </table:table-cell>
        </table:table-row>
        <table:table-row table:style-name="ro1">
          <table:table-cell/>
          <table:table-cell office:value-type="string" calcext:value-type="string">
            <text:p>Volkswag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L 55 V 3278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N 01 L 0001</text:p>
          </table:table-cell>
        </table:table-row>
        <table:table-row table:style-name="ro1">
          <table:table-cell/>
          <table:table-cell office:value-type="string" calcext:value-type="string">
            <text:p>Maruti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H 04 T 7777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N 01 A 8001</text:p>
          </table:table-cell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 07 F 8055</text:p>
          </table:table-cell>
        </table:table-row>
        <table:table-row table:style-name="ro1">
          <table:table-cell/>
          <table:table-cell office:value-type="string" calcext:value-type="string">
            <text:p>Volkswag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K 01 D 1998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N 01 A 1590</text:p>
          </table:table-cell>
        </table:table-row>
        <table:table-row table:style-name="ro1">
          <table:table-cell/>
          <table:table-cell office:value-type="string" calcext:value-type="string">
            <text:p>Marut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 07 F 4444</text:p>
          </table:table-cell>
        </table:table-row>
        <table:table-row table:style-name="ro1">
          <table:table-cell/>
          <table:table-cell office:value-type="string" calcext:value-type="string">
            <text:p>Volkswag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H 04 B 3927</text:p>
          </table:table-cell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N 04 X 9999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KL 55 Z <text:s/>3000</text:p>
          </table:table-cell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K 01 D 2018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N 04 E 2025</text:p>
          </table:table-cell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H 04 T 2050</text:p>
          </table:table-cell>
        </table:table-row>
        <table:table-row table:style-name="ro1">
          <table:table-cell/>
          <table:table-cell office:value-type="string" calcext:value-type="string">
            <text:p>Volkswag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N 04 E 2012</text:p>
          </table:table-cell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 07 Q 1001</text:p>
          </table:table-cell>
        </table:table-row>
        <table:table-row table:style-name="ro1">
          <table:table-cell/>
          <table:table-cell office:value-type="string" calcext:value-type="string">
            <text:p>Marut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N 04 E 7878</text:p>
          </table:table-cell>
        </table:table-row>
        <table:table-row table:style-name="ro1">
          <table:table-cell/>
          <table:table-cell office:value-type="string" calcext:value-type="string">
            <text:p>Volkswag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H 04 T 9991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N 04 E 0010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KL 55 G 5656</text:p>
          </table:table-cell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K 01 D 2000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 style:data-style-name="N2" text:time-value="17:50:51.19163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22:47.637508936</meta:creation-date>
    <dc:date>2018-10-07T20:11:33.800488464</dc:date>
    <meta:editing-duration>PT2H10M9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